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fo:font-weight="bold" officeooo:paragraph-rsid="000947ee" style:font-size-asian="12pt" style:font-weight-asian="bold" style:font-size-complex="12pt" style:font-weight-complex="bold"/>
    </style:style>
    <style:style style:name="P2" style:family="paragraph" style:parent-style-name="Heading_20_1">
      <style:text-properties style:font-name="Arial" fo:font-size="12pt" officeooo:paragraph-rsid="000947ee" style:font-size-asian="12pt" style:font-size-complex="12pt"/>
    </style:style>
    <style:style style:name="P3" style:family="paragraph" style:parent-style-name="Standard">
      <style:text-properties style:font-name="Arial" fo:font-size="12pt" officeooo:rsid="0004780d" officeooo:paragraph-rsid="0004780d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officeooo:rsid="0004780d" officeooo:paragraph-rsid="000947e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04780d" officeooo:paragraph-rsid="000947e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bold" officeooo:rsid="0005108d" officeooo:paragraph-rsid="000947e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style="normal" fo:font-weight="bold" officeooo:rsid="0005373b" officeooo:paragraph-rsid="0005373b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style="normal" fo:font-weight="bold" officeooo:rsid="000c6c20" officeooo:paragraph-rsid="000c6c20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style="normal" fo:font-weight="bold" officeooo:rsid="001067e3" officeooo:paragraph-rsid="000f9018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05108d" officeooo:paragraph-rsid="0005108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05373b" officeooo:paragraph-rsid="0005373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05b501" officeooo:paragraph-rsid="0005b50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0f9018" officeooo:paragraph-rsid="000f901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1067e3" officeooo:paragraph-rsid="001067e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110d4a" officeooo:paragraph-rsid="00110d4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1067e3" officeooo:paragraph-rsid="001067e3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style="normal" fo:font-weight="normal" officeooo:rsid="000c6c20" officeooo:paragraph-rsid="000c6c2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style="normal" fo:font-weight="normal" officeooo:rsid="000c6c20" officeooo:paragraph-rsid="000d791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bold" officeooo:rsid="0005108d" officeooo:paragraph-rsid="000947ee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bold" officeooo:rsid="0005108d" officeooo:paragraph-rsid="000ac306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.201cm" fo:margin-bottom="0.201cm" loext:contextual-spacing="false" fo:text-align="start" style:justify-single-word="false"/>
      <style:text-properties style:font-name="Arial" fo:font-size="12pt" fo:font-weight="bold" officeooo:rsid="0005108d" officeooo:paragraph-rsid="000947ee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Arial" fo:font-size="12pt" fo:font-weight="bold" officeooo:rsid="0005108d" officeooo:paragraph-rsid="000ac30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fo:font-style="normal" fo:font-weight="normal" officeooo:rsid="0005b501" officeooo:paragraph-rsid="0005b50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fo:font-style="normal" fo:font-weight="normal" officeooo:rsid="000c6c20" officeooo:paragraph-rsid="000d791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paragraph-rsid="000d7918"/>
    </style:style>
    <style:style style:name="T1" style:family="text">
      <style:text-properties officeooo:rsid="0004780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5373b" style:font-style-asian="normal" style:font-style-complex="normal"/>
    </style:style>
    <style:style style:name="T4" style:family="text">
      <style:text-properties fo:font-style="normal" officeooo:rsid="0005b501" style:font-style-asian="normal" style:font-style-complex="normal"/>
    </style:style>
    <style:style style:name="T5" style:family="text">
      <style:text-properties fo:font-style="normal" officeooo:rsid="0005108d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04780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officeooo:rsid="0004780d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5108d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5373b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5108d"/>
    </style:style>
    <style:style style:name="T13" style:family="text">
      <style:text-properties fo:font-weight="normal" officeooo:rsid="0004780d" style:font-weight-asian="normal" style:font-weight-complex="normal"/>
    </style:style>
    <style:style style:name="T14" style:family="text">
      <style:text-properties fo:font-weight="normal" officeooo:rsid="0005108d" style:font-weight-asian="normal" style:font-weight-complex="normal"/>
    </style:style>
    <style:style style:name="T15" style:family="text">
      <style:text-properties officeooo:rsid="000c6c2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officeooo:rsid="000eb2c4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10d4a"/>
    </style:style>
    <style:style style:name="T21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ULA 16 – </text:span>INICIALIZAÇÃO, INIT, RUNLEVELS, INIT.D, INITTAB E TELINIT – LINUX DEBIAN</text:h>
      <text:h text:style-name="P2" text:outline-level="1"><text:span text:style-name="T13">Ao se iniciar o Linux, são usados diversos scripts presentes no diretório </text:span><text:span text:style-name="T8">/etc para configurar o sistema e mudar o </text:span><text:span text:style-name="T7">nível de execução </text:span><text:span text:style-name="T8">a outro.</text:span></text:h>
      <text:h text:style-name="P2" text:outline-level="1"><text:span text:style-name="T1">Esse processo varia um pouco entre as distribuições</text:span></text:h>
      <text:p text:style-name="P3"/>
      <text:p text:style-name="P4">*** <text:span text:style-name="T12">PROCESSO INIT ***</text:span></text:p>
      <text:p text:style-name="P5"/>
      <text:p text:style-name="P5"><text:span text:style-name="T12">Init</text:span><text:span text:style-name="T14"> – Inicialização do controle de processos. É o </text:span><text:span text:style-name="T12">pai</text:span><text:span text:style-name="T14"> de todos os processos, criado a partir de um script armazenado em </text:span><text:span text:style-name="T5">/etc/inittab</text:span></text:p>
      <text:p text:style-name="P5"><text:span text:style-name="T5"/></text:p>
      <text:p text:style-name="P5"><text:span text:style-name="T5">PID: </text:span><text:span text:style-name="T9">1</text:span></text:p>
      <text:p text:style-name="P10"/>
      <text:p text:style-name="P6"><text:span text:style-name="T2">*** </text:span><text:span text:style-name="T3">RUNLEVELS – NÍVEIS DE EXECUÇÃO ***</text:span></text:p>
      <text:p text:style-name="P6"><text:span text:style-name="T10"/></text:p>
      <text:p text:style-name="P19"><text:span text:style-name="T10">O conceito de Níveis de Execução especifica as diferentes formas pelas quais um sistema pode ser utilizado e o controle sobre quais serviços rodarão.</text:span></text:p>
      <text:p text:style-name="P21"><text:span text:style-name="T10">Os níveis de execução são especificados pelos números inteiros de 0 a 6</text:span></text:p>
      <text:p text:style-name="P20"><text:span text:style-name="T10">O processo </text:span><text:span text:style-name="T3">init</text:span><text:span text:style-name="T10"> é responsável por levar o sistema ao nível de execução padrão.</text:span></text:p>
      <text:p text:style-name="P22"><text:span text:style-name="T3">*** </text:span><text:span text:style-name="T4">INICIALIZAÇÃO DO SISTEMA – RUNLEVELS ***</text:span></text:p>
      <text:p text:style-name="P12">Runlevels:</text:p>
      <text:p text:style-name="P12"/>
      <text:p text:style-name="P23">0 – Sistema Desligado</text:p>
      <text:p text:style-name="P23">1, S, s – Modo Monousuário</text:p>
      <text:p text:style-name="P23">2 – Multi</text:p>
      <text:p text:style-name="P11"/>
      <text:p text:style-name="P7">*** /<text:span text:style-name="T15">ETC/INIT.D ***</text:span></text:p>
      <text:p text:style-name="P7"/>
      <text:p text:style-name="P18">Diretórios que contém scripts de inicialização/encerramento para cada serviço do sistema</text:p>
      <text:p text:style-name="P24">Exemplo: <text:span text:style-name="T11">/etc/init.d/sshd</text:span></text:p>
      <text:p text:style-name="P24">Esses scripts aceitam argumentos como start, stop, restart, status e reload.</text:p>
      <text:p text:style-name="P25">Esses scripts não são executados diretamente pelo processo init. Em vez disso, os diretórios <text:span text:style-name="T6">etc rc0.d</text:span><text:span text:style-name="T16"> </text:span>a<text:span text:style-name="T16"> </text:span><text:span text:style-name="T17">/</text:span><text:span text:style-name="T11">etc/rc6.d</text:span> possui links simbólicos para esses scripts<text:span text:style-name="T16"> </text:span></text:p>
      <text:p text:style-name="P17"><text:span text:style-name="T16"/></text:p>
      <text:p text:style-name="P8"><text:span text:style-name="T18">*** /ETC/RC0.D A /ETC/RC6.D ***</text:span></text:p>
      <text:p text:style-name="P8"/>
      <text:p text:style-name="P13">Os links são nomeados nos formatos KNNnome e SNNnome</text:p>
      <text:p text:style-name="P13"/>
      <text:p text:style-name="P13">K = Kill (“finalizar”) Serviços que não deverão rodar no runlevel; executados primeiro</text:p>
      <text:p text:style-name="P13"/>
      <text:p text:style-name="P13">S = Start (“iniciar”) Serviços que deverão rodar no runlevel</text:p>
      <text:p text:style-name="P13"/>
      <text:p text:style-name="P13">NN = número de sequência (ordem de execução dos scripts)</text:p>
      <text:p text:style-name="P13"/>
      <text:p text:style-name="P13"><text:soft-page-break/>Nome = Identificação dos scripts</text:p>
      <text:p text:style-name="P13"/>
      <text:p text:style-name="P9">*** COMANDO TELENIT ***</text:p>
      <text:p text:style-name="P9"/>
      <text:p text:style-name="P14"><text:span text:style-name="T19">Use o comando telenit para mudar o runlevel em tempo de execução</text:span></text:p>
      <text:p text:style-name="P14"><text:span text:style-name="T19"/></text:p>
      <text:p text:style-name="P14"><text:span text:style-name="T19">Sintaxe</text:span></text:p>
      <text:p text:style-name="P14"><text:span text:style-name="T19">telenit [nº_runlevel] &lt;enter&gt;</text:span></text:p>
      <text:p text:style-name="P14"><text:span text:style-name="T19"/></text:p>
      <text:p text:style-name="P14"><text:span text:style-name="T19">Exemplo: Desligar o sistema</text:span></text:p>
      <text:p text:style-name="P14"><text:span text:style-name="T19">telnit 0 &lt;enter&gt;</text:span></text:p>
      <text:p text:style-name="P14"><text:span text:style-name="T19"/></text:p>
      <text:p text:style-name="P16"><text:span text:style-name="T19">*** </text:span><text:span text:style-name="T20">MAIS OPÇÕES ***</text:span></text:p>
      <text:p text:style-name="P14"><text:span text:style-name="T19"/></text:p>
      <text:p text:style-name="P15"><text:span text:style-name="T19">init [num] &lt;enter&gt; – Muda runlevel para [num]</text:span></text:p>
      <text:p text:style-name="P15"><text:span text:style-name="T19"/></text:p>
      <text:p text:style-name="P15"><text:span text:style-name="T19">telenit q &lt;enter&gt; – Aplica as mudanças realizadas em </text:span><text:span text:style-name="T21">/etc/inittab</text:span></text:p>
      <text:p text:style-name="P15"><text:span text:style-name="T21"/></text:p>
      <text:p text:style-name="P15"><text:span text:style-name="T19">runlevel &lt;enter&gt; – Mostra o runlevel prévio e o atual</text:span></text:p>
      <text:p text:style-name="P15"><text:span text:style-name="T19"/></text:p>
      <text:p text:style-name="P15"><text:span text:style-name="T19"/></text:p>
      <text:p text:style-name="P14"><text:span text:style-name="T19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3T12:15:23.696400321</meta:creation-date>
    <dc:date>2020-01-24T20:29:11.185625464</dc:date>
    <meta:editing-duration>PT54M36S</meta:editing-duration>
    <meta:editing-cycles>10</meta:editing-cycles>
    <meta:generator>LibreOffice/6.3.3.2.0$Linux_X86_64 LibreOffice_project/30$Build-2</meta:generator>
    <meta:document-statistic meta:table-count="0" meta:image-count="0" meta:object-count="0" meta:page-count="2" meta:paragraph-count="36" meta:word-count="306" meta:character-count="1913" meta:non-whitespace-character-count="1632"/>
  </office:meta>
</office:document-meta>
</file>